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C9000000752FDE0A3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2" style:family="table-row">
      <style:table-row-properties style:min-row-height="2.071cm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>
        <style:tab-stops/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Nome do Projeto</text:p>
          </table:table-cell>
          <table:table-cell table:style-name="Tabela1.B1" office:value-type="string">
            <text:p text:style-name="P1">Imagem</text:p>
          </table:table-cell>
        </table:table-row>
        <table:table-row table:style-name="Tabela1.2">
          <table:table-cell table:style-name="Tabela1.A2" office:value-type="string">
            <text:p text:style-name="P2">Biblioteca Digital</text:p>
          </table:table-cell>
          <table:table-cell table:style-name="Tabela1.B2" office:value-type="string">
            <text:p text:style-name="Table_20_Contents"><draw:frame draw:style-name="fr1" draw:name="figura1" text:anchor-type="paragraph" svg:x="0.085cm" svg:y="0.303cm" svg:width="7.952cm" svg:height="2.711cm" draw:z-index="0"><draw:image xlink:href="Pictures/10000000000001C9000000752FDE0A3F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ão Felipe</meta:initial-creator>
    <meta:creation-date>2012-07-05T14:55:38</meta:creation-date>
    <dc:date>2012-07-05T16:32:39</dc:date>
    <dc:creator>João Felipe</dc:creator>
    <meta:editing-duration>PT2M36S</meta:editing-duration>
    <meta:editing-cycles>2</meta:editing-cycles>
    <meta:generator>BrOffice/3.3$Unix LibreOffice_project/330m19$Build-202</meta:generator>
    <meta:document-statistic meta:table-count="1" meta:image-count="1" meta:object-count="0" meta:page-count="1" meta:paragraph-count="3" meta:word-count="6" meta:character-count="39"/>
  </office:meta>
</office:document-meta>
</file>